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874in" svg:height="5.6787in" svg:x="5.6295in" svg:y="0.5752in">
            <draw:object draw:notify-on-update-of-ranges="Sheet1.A1:Sheet1.A1 Sheet1.A2:Sheet1.A33 Sheet1.B1:Sheet1.B1 Sheet1.B2:Sheet1.B33 Sheet1.C1:Sheet1.C1 Sheet1.C2:Sheet1.C33 Sheet1.D1:Sheet1.D1 Sheet1.D2:Sheet1.D33 Sheet1.E1:Sheet1.E1 Sheet1.E2:Sheet1.E33 Sheet1.F1:Sheet1.F1 Sheet1.F2:Sheet1.F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oinPlainTest</text:p>
          </table:table-cell>
          <table:table-cell office:value-type="string" calcext:value-type="string">
            <text:p>JoinAlphaOptimizeNoJVMJitTest</text:p>
          </table:table-cell>
          <table:table-cell office:value-type="string" calcext:value-type="string">
            <text:p>JoinAlphaOptimizeTest</text:p>
          </table:table-cell>
          <table:table-cell office:value-type="string" calcext:value-type="string">
            <text:p>JoinFullWarmUp20Test</text:p>
          </table:table-cell>
          <table:table-cell office:value-type="string" calcext:value-type="string">
            <text:p>JoinFullWarmUp100Test</text:p>
          </table:table-cell>
          <table:table-cell office:value-type="string" calcext:value-type="string">
            <text:p>JoinAlphaAndFullWarmUp100Test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.01798201798202" calcext:value-type="float">
            <text:p>1.017982018</text:p>
          </table:table-cell>
          <table:table-cell office:value-type="float" office:value="1.143" calcext:value-type="float">
            <text:p>1.143</text:p>
          </table:table-cell>
          <table:table-cell office:value-type="float" office:value="2.792" calcext:value-type="float">
            <text:p>2.792</text:p>
          </table:table-cell>
          <table:table-cell office:value-type="float" office:value="4.5406976744186" calcext:value-type="float">
            <text:p>4.5406976744</text:p>
          </table:table-cell>
          <table:table-cell office:value-type="float" office:value="4.67767158992181" calcext:value-type="float">
            <text:p>4.6776715899</text:p>
          </table:table-cell>
        </table:table-row>
        <table:table-row table:style-name="ro1">
          <table:table-cell office:value-type="float" office:value="0.285144566301097" calcext:value-type="float">
            <text:p>0.2851445663</text:p>
          </table:table-cell>
          <table:table-cell office:value-type="float" office:value="2.79203980099502" calcext:value-type="float">
            <text:p>2.792039801</text:p>
          </table:table-cell>
          <table:table-cell office:value-type="float" office:value="3.36372093023256" calcext:value-type="float">
            <text:p>3.3637209302</text:p>
          </table:table-cell>
          <table:table-cell office:value-type="float" office:value="3.30914512922465" calcext:value-type="float">
            <text:p>3.3091451292</text:p>
          </table:table-cell>
          <table:table-cell office:value-type="float" office:value="5.73346303501946" calcext:value-type="float">
            <text:p>5.733463035</text:p>
          </table:table-cell>
          <table:table-cell office:value-type="float" office:value="6.954" calcext:value-type="float">
            <text:p>6.95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3.338" calcext:value-type="float">
            <text:p>3.338</text:p>
          </table:table-cell>
          <table:table-cell office:value-type="float" office:value="3.329" calcext:value-type="float">
            <text:p>3.329</text:p>
          </table:table-cell>
          <table:table-cell office:value-type="float" office:value="4.45580589254766" calcext:value-type="float">
            <text:p>4.4558058925</text:p>
          </table:table-cell>
          <table:table-cell office:value-type="float" office:value="9.682" calcext:value-type="float">
            <text:p>9.682</text:p>
          </table:table-cell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2.51148851148851" calcext:value-type="float">
            <text:p>2.5114885115</text:p>
          </table:table-cell>
          <table:table-cell office:value-type="float" office:value="5.142" calcext:value-type="float">
            <text:p>5.142</text:p>
          </table:table-cell>
          <table:table-cell office:value-type="float" office:value="7.364" calcext:value-type="float">
            <text:p>7.364</text:p>
          </table:table-cell>
          <table:table-cell office:value-type="float" office:value="6.97058823529412" calcext:value-type="float">
            <text:p>6.9705882353</text:p>
          </table:table-cell>
          <table:table-cell office:value-type="float" office:value="5.40659340659341" calcext:value-type="float">
            <text:p>5.4065934066</text:p>
          </table:table-cell>
        </table:table-row>
        <table:table-row table:style-name="ro1">
          <table:table-cell office:value-type="float" office:value="2.34539473684211" calcext:value-type="float">
            <text:p>2.3453947368</text:p>
          </table:table-cell>
          <table:table-cell office:value-type="float" office:value="2.29979466119096" calcext:value-type="float">
            <text:p>2.2997946612</text:p>
          </table:table-cell>
          <table:table-cell office:value-type="float" office:value="6.66833166833167" calcext:value-type="float">
            <text:p>6.6683316683</text:p>
          </table:table-cell>
          <table:table-cell office:value-type="float" office:value="8.3016983016983" calcext:value-type="float">
            <text:p>8.3016983017</text:p>
          </table:table-cell>
          <table:table-cell office:value-type="float" office:value="10.518" calcext:value-type="float">
            <text:p>10.518</text:p>
          </table:table-cell>
          <table:table-cell office:value-type="float" office:value="6.47005307050796" calcext:value-type="float">
            <text:p>6.4700530705</text:p>
          </table:table-cell>
        </table:table-row>
        <table:table-row table:style-name="ro1">
          <table:table-cell office:value-type="float" office:value="3.98210922787194" calcext:value-type="float">
            <text:p>3.9821092279</text:p>
          </table:table-cell>
          <table:table-cell office:value-type="float" office:value="4.7758346581876" calcext:value-type="float">
            <text:p>4.7758346582</text:p>
          </table:table-cell>
          <table:table-cell office:value-type="float" office:value="7.919" calcext:value-type="float">
            <text:p>7.919</text:p>
          </table:table-cell>
          <table:table-cell office:value-type="float" office:value="6.50740452065472" calcext:value-type="float">
            <text:p>6.5074045207</text:p>
          </table:table-cell>
          <table:table-cell office:value-type="float" office:value="6.6520979020979" calcext:value-type="float">
            <text:p>6.6520979021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3.991" calcext:value-type="float">
            <text:p>3.991</text:p>
          </table:table-cell>
          <table:table-cell office:value-type="float" office:value="5.89776046738072" calcext:value-type="float">
            <text:p>5.8977604674</text:p>
          </table:table-cell>
          <table:table-cell office:value-type="float" office:value="8.919" calcext:value-type="float">
            <text:p>8.919</text:p>
          </table:table-cell>
          <table:table-cell office:value-type="float" office:value="9.596" calcext:value-type="float">
            <text:p>9.596</text:p>
          </table:table-cell>
          <table:table-cell office:value-type="float" office:value="10.725" calcext:value-type="float">
            <text:p>10.725</text:p>
          </table:table-cell>
          <table:table-cell office:value-type="float" office:value="6.36468330134357" calcext:value-type="float">
            <text:p>6.3646833013</text:p>
          </table:table-cell>
        </table:table-row>
        <table:table-row table:style-name="ro1">
          <table:table-cell office:value-type="float" office:value="3.222" calcext:value-type="float">
            <text:p>3.222</text:p>
          </table:table-cell>
          <table:table-cell office:value-type="float" office:value="6.309" calcext:value-type="float">
            <text:p>6.309</text:p>
          </table:table-cell>
          <table:table-cell office:value-type="float" office:value="5.61179577464789" calcext:value-type="float">
            <text:p>5.6117957746</text:p>
          </table:table-cell>
          <table:table-cell office:value-type="float" office:value="6.88755020080321" calcext:value-type="float">
            <text:p>6.8875502008</text:p>
          </table:table-cell>
          <table:table-cell office:value-type="float" office:value="6.64342453662842" calcext:value-type="float">
            <text:p>6.6434245366</text:p>
          </table:table-cell>
          <table:table-cell office:value-type="float" office:value="11.2957042957043" calcext:value-type="float">
            <text:p>11.2957042957</text:p>
          </table:table-cell>
        </table:table-row>
        <table:table-row table:style-name="ro1">
          <table:table-cell office:value-type="float" office:value="4.51493710691824" calcext:value-type="float">
            <text:p>4.5149371069</text:p>
          </table:table-cell>
          <table:table-cell office:value-type="float" office:value="7.87612387612388" calcext:value-type="float">
            <text:p>7.8761238761</text:p>
          </table:table-cell>
          <table:table-cell office:value-type="float" office:value="8.22477522477523" calcext:value-type="float">
            <text:p>8.2247752248</text:p>
          </table:table-cell>
          <table:table-cell office:value-type="float" office:value="9.89310689310689" calcext:value-type="float">
            <text:p>9.8931068931</text:p>
          </table:table-cell>
          <table:table-cell office:value-type="float" office:value="11.036963036963" calcext:value-type="float">
            <text:p>11.036963037</text:p>
          </table:table-cell>
          <table:table-cell office:value-type="float" office:value="6.55661274976213" calcext:value-type="float">
            <text:p>6.5566127498</text:p>
          </table:table-cell>
        </table:table-row>
        <table:table-row table:style-name="ro1">
          <table:table-cell office:value-type="float" office:value="4.8528" calcext:value-type="float">
            <text:p>4.8528</text:p>
          </table:table-cell>
          <table:table-cell office:value-type="float" office:value="8.992" calcext:value-type="float">
            <text:p>8.992</text:p>
          </table:table-cell>
          <table:table-cell office:value-type="float" office:value="8.949" calcext:value-type="float">
            <text:p>8.949</text:p>
          </table:table-cell>
          <table:table-cell office:value-type="float" office:value="6.91409507923269" calcext:value-type="float">
            <text:p>6.9140950792</text:p>
          </table:table-cell>
          <table:table-cell office:value-type="float" office:value="5.72923322683706" calcext:value-type="float">
            <text:p>5.7292332268</text:p>
          </table:table-cell>
          <table:table-cell office:value-type="float" office:value="11.418" calcext:value-type="float">
            <text:p>11.418</text:p>
          </table:table-cell>
        </table:table-row>
        <table:table-row table:style-name="ro1">
          <table:table-cell office:value-type="float" office:value="7.387" calcext:value-type="float">
            <text:p>7.387</text:p>
          </table:table-cell>
          <table:table-cell office:value-type="float" office:value="5.97569153394803" calcext:value-type="float">
            <text:p>5.9756915339</text:p>
          </table:table-cell>
          <table:table-cell office:value-type="float" office:value="6.04131534569983" calcext:value-type="float">
            <text:p>6.0413153457</text:p>
          </table:table-cell>
          <table:table-cell office:value-type="float" office:value="10.018981018981" calcext:value-type="float">
            <text:p>10.018981019</text:p>
          </table:table-cell>
          <table:table-cell office:value-type="float" office:value="5.86653771760155" calcext:value-type="float">
            <text:p>5.8665377176</text:p>
          </table:table-cell>
          <table:table-cell office:value-type="float" office:value="6.51578947368421" calcext:value-type="float">
            <text:p>6.5157894737</text:p>
          </table:table-cell>
        </table:table-row>
        <table:table-row table:style-name="ro1">
          <table:table-cell office:value-type="float" office:value="8.176" calcext:value-type="float">
            <text:p>8.176</text:p>
          </table:table-cell>
          <table:table-cell office:value-type="float" office:value="9.432" calcext:value-type="float">
            <text:p>9.432</text:p>
          </table:table-cell>
          <table:table-cell office:value-type="float" office:value="9.343" calcext:value-type="float">
            <text:p>9.343</text:p>
          </table:table-cell>
          <table:table-cell office:value-type="float" office:value="6.89707112970711" calcext:value-type="float">
            <text:p>6.8970711297</text:p>
          </table:table-cell>
          <table:table-cell office:value-type="float" office:value="11.582" calcext:value-type="float">
            <text:p>11.582</text:p>
          </table:table-cell>
          <table:table-cell office:value-type="float" office:value="11.5624375624376" calcext:value-type="float">
            <text:p>11.5624375624</text:p>
          </table:table-cell>
        </table:table-row>
        <table:table-row table:style-name="ro1">
          <table:table-cell office:value-type="float" office:value="8.423" calcext:value-type="float">
            <text:p>8.423</text:p>
          </table:table-cell>
          <table:table-cell office:value-type="float" office:value="6.78703703703704" calcext:value-type="float">
            <text:p>6.787037037</text:p>
          </table:table-cell>
          <table:table-cell office:value-type="float" office:value="6.7974006116208" calcext:value-type="float">
            <text:p>6.7974006116</text:p>
          </table:table-cell>
          <table:table-cell office:value-type="float" office:value="10.222" calcext:value-type="float">
            <text:p>10.222</text:p>
          </table:table-cell>
          <table:table-cell office:value-type="float" office:value="6.23156899810964" calcext:value-type="float">
            <text:p>6.2315689981</text:p>
          </table:table-cell>
          <table:table-cell office:value-type="float" office:value="6.4133591481123" calcext:value-type="float">
            <text:p>6.4133591481</text:p>
          </table:table-cell>
        </table:table-row>
        <table:table-row table:style-name="ro1">
          <table:table-cell office:value-type="float" office:value="5.41702867072111" calcext:value-type="float">
            <text:p>5.4170286707</text:p>
          </table:table-cell>
          <table:table-cell office:value-type="float" office:value="9.727" calcext:value-type="float">
            <text:p>9.727</text:p>
          </table:table-cell>
          <table:table-cell office:value-type="float" office:value="8.749" calcext:value-type="float">
            <text:p>8.749</text:p>
          </table:table-cell>
          <table:table-cell office:value-type="float" office:value="6.75739644970414" calcext:value-type="float">
            <text:p>6.7573964497</text:p>
          </table:table-cell>
          <table:table-cell office:value-type="float" office:value="10.974" calcext:value-type="float">
            <text:p>10.974</text:p>
          </table:table-cell>
          <table:table-cell office:value-type="float" office:value="11.824" calcext:value-type="float">
            <text:p>11.824</text:p>
          </table:table-cell>
        </table:table-row>
        <table:table-row table:style-name="ro1">
          <table:table-cell office:value-type="float" office:value="8.753" calcext:value-type="float">
            <text:p>8.753</text:p>
          </table:table-cell>
          <table:table-cell office:value-type="float" office:value="6.79807692307692" calcext:value-type="float">
            <text:p>6.7980769231</text:p>
          </table:table-cell>
          <table:table-cell office:value-type="float" office:value="9.32" calcext:value-type="float">
            <text:p>9.32</text:p>
          </table:table-cell>
          <table:table-cell office:value-type="float" office:value="10.412" calcext:value-type="float">
            <text:p>10.412</text:p>
          </table:table-cell>
          <table:table-cell office:value-type="float" office:value="6.60762942779292" calcext:value-type="float">
            <text:p>6.6076294278</text:p>
          </table:table-cell>
          <table:table-cell office:value-type="float" office:value="6.31656804733728" calcext:value-type="float">
            <text:p>6.3165680473</text:p>
          </table:table-cell>
        </table:table-row>
        <table:table-row table:style-name="ro1">
          <table:table-cell office:value-type="float" office:value="8.639" calcext:value-type="float">
            <text:p>8.639</text:p>
          </table:table-cell>
          <table:table-cell office:value-type="float" office:value="9.64" calcext:value-type="float">
            <text:p>9.64</text:p>
          </table:table-cell>
          <table:table-cell office:value-type="float" office:value="5.60869565217391" calcext:value-type="float">
            <text:p>5.6086956522</text:p>
          </table:table-cell>
          <table:table-cell office:value-type="float" office:value="6.74806534823732" calcext:value-type="float">
            <text:p>6.7480653482</text:p>
          </table:table-cell>
          <table:table-cell office:value-type="float" office:value="11.464" calcext:value-type="float">
            <text:p>11.464</text:p>
          </table:table-cell>
          <table:table-cell office:value-type="float" office:value="10.5334665334665" calcext:value-type="float">
            <text:p>10.5334665335</text:p>
          </table:table-cell>
        </table:table-row>
        <table:table-row table:style-name="ro1">
          <table:table-cell office:value-type="float" office:value="5.95328719723183" calcext:value-type="float">
            <text:p>5.9532871972</text:p>
          </table:table-cell>
          <table:table-cell office:value-type="float" office:value="6.89351481184948" calcext:value-type="float">
            <text:p>6.8935148118</text:p>
          </table:table-cell>
          <table:table-cell office:value-type="float" office:value="9.53" calcext:value-type="float">
            <text:p>9.53</text:p>
          </table:table-cell>
          <table:table-cell office:value-type="float" office:value="9.71828171828172" calcext:value-type="float">
            <text:p>9.7182817183</text:p>
          </table:table-cell>
          <table:table-cell office:value-type="float" office:value="5.9012987012987" calcext:value-type="float">
            <text:p>5.9012987013</text:p>
          </table:table-cell>
          <table:table-cell office:value-type="float" office:value="6.71229293809939" calcext:value-type="float">
            <text:p>6.7122929381</text:p>
          </table:table-cell>
        </table:table-row>
        <table:table-row table:style-name="ro1">
          <table:table-cell office:value-type="float" office:value="9.059" calcext:value-type="float">
            <text:p>9.059</text:p>
          </table:table-cell>
          <table:table-cell office:value-type="float" office:value="9.775" calcext:value-type="float">
            <text:p>9.775</text:p>
          </table:table-cell>
          <table:table-cell office:value-type="float" office:value="6.88906497622821" calcext:value-type="float">
            <text:p>6.8890649762</text:p>
          </table:table-cell>
          <table:table-cell office:value-type="float" office:value="6.63367108339829" calcext:value-type="float">
            <text:p>6.6336710834</text:p>
          </table:table-cell>
          <table:table-cell office:value-type="float" office:value="10.168" calcext:value-type="float">
            <text:p>10.168</text:p>
          </table:table-cell>
          <table:table-cell office:value-type="float" office:value="10.641" calcext:value-type="float">
            <text:p>10.64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.8931484502447" calcext:value-type="float">
            <text:p>6.8931484502</text:p>
          </table:table-cell>
          <table:table-cell office:value-type="float" office:value="8.853" calcext:value-type="float">
            <text:p>8.853</text:p>
          </table:table-cell>
          <table:table-cell office:value-type="float" office:value="9.812" calcext:value-type="float">
            <text:p>9.812</text:p>
          </table:table-cell>
          <table:table-cell office:value-type="float" office:value="6.75062137531069" calcext:value-type="float">
            <text:p>6.7506213753</text:p>
          </table:table-cell>
          <table:table-cell office:value-type="float" office:value="6.69630281690141" calcext:value-type="float">
            <text:p>6.6963028169</text:p>
          </table:table-cell>
        </table:table-row>
        <table:table-row table:style-name="ro1">
          <table:table-cell office:value-type="float" office:value="5.51650312221231" calcext:value-type="float">
            <text:p>5.5165031222</text:p>
          </table:table-cell>
          <table:table-cell office:value-type="float" office:value="9.721" calcext:value-type="float">
            <text:p>9.721</text:p>
          </table:table-cell>
          <table:table-cell office:value-type="float" office:value="8.65334665334665" calcext:value-type="float">
            <text:p>8.6533466533</text:p>
          </table:table-cell>
          <table:table-cell office:value-type="float" office:value="6.58896658896659" calcext:value-type="float">
            <text:p>6.588966589</text:p>
          </table:table-cell>
          <table:table-cell office:value-type="float" office:value="10.257" calcext:value-type="float">
            <text:p>10.257</text:p>
          </table:table-cell>
          <table:table-cell office:value-type="float" office:value="10.675" calcext:value-type="float">
            <text:p>10.67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6.87196110210697" calcext:value-type="float">
            <text:p>6.8719611021</text:p>
          </table:table-cell>
          <table:table-cell office:value-type="float" office:value="5.61224489795918" calcext:value-type="float">
            <text:p>5.612244898</text:p>
          </table:table-cell>
          <table:table-cell office:value-type="float" office:value="9.63" calcext:value-type="float">
            <text:p>9.63</text:p>
          </table:table-cell>
          <table:table-cell office:value-type="float" office:value="6.65778517901749" calcext:value-type="float">
            <text:p>6.657785179</text:p>
          </table:table-cell>
          <table:table-cell office:value-type="float" office:value="6.60362694300518" calcext:value-type="float">
            <text:p>6.603626943</text:p>
          </table:table-cell>
        </table:table-row>
        <table:table-row table:style-name="ro1">
          <table:table-cell office:value-type="float" office:value="6.93414080242241" calcext:value-type="float">
            <text:p>6.9341408024</text:p>
          </table:table-cell>
          <table:table-cell office:value-type="float" office:value="8.687" calcext:value-type="float">
            <text:p>8.687</text:p>
          </table:table-cell>
          <table:table-cell office:value-type="float" office:value="8.67232767232767" calcext:value-type="float">
            <text:p>8.6723276723</text:p>
          </table:table-cell>
          <table:table-cell office:value-type="float" office:value="6.77498033044847" calcext:value-type="float">
            <text:p>6.7749803304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3316683316683" calcext:value-type="float">
            <text:p>10.3316683317</text:p>
          </table:table-cell>
        </table:table-row>
        <table:table-row table:style-name="ro1">
          <table:table-cell office:value-type="float" office:value="8.61538461538462" calcext:value-type="float">
            <text:p>8.6153846154</text:p>
          </table:table-cell>
          <table:table-cell office:value-type="float" office:value="9.062" calcext:value-type="float">
            <text:p>9.062</text:p>
          </table:table-cell>
          <table:table-cell office:value-type="float" office:value="8.69" calcext:value-type="float">
            <text:p>8.69</text:p>
          </table:table-cell>
          <table:table-cell office:value-type="float" office:value="9.379" calcext:value-type="float">
            <text:p>9.379</text:p>
          </table:table-cell>
          <table:table-cell office:value-type="float" office:value="2.09645317683082" calcext:value-type="float">
            <text:p>2.0964531768</text:p>
          </table:table-cell>
          <table:table-cell office:value-type="float" office:value="2.02678571428571" calcext:value-type="float">
            <text:p>2.0267857143</text:p>
          </table:table-cell>
        </table:table-row>
        <table:table-row table:style-name="ro1">
          <table:table-cell office:value-type="float" office:value="8.383" calcext:value-type="float">
            <text:p>8.383</text:p>
          </table:table-cell>
          <table:table-cell office:value-type="float" office:value="5.64170212765958" calcext:value-type="float">
            <text:p>5.6417021277</text:p>
          </table:table-cell>
          <table:table-cell office:value-type="float" office:value="5.73198380566802" calcext:value-type="float">
            <text:p>5.7319838057</text:p>
          </table:table-cell>
          <table:table-cell office:value-type="float" office:value="6.039" calcext:value-type="float">
            <text:p>6.039</text:p>
          </table:table-cell>
          <table:table-cell office:value-type="float" office:value="1.214" calcext:value-type="float">
            <text:p>1.214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5.8197628458498" calcext:value-type="float">
            <text:p>5.8197628458</text:p>
          </table:table-cell>
          <table:table-cell office:value-type="float" office:value="8.837" calcext:value-type="float">
            <text:p>8.837</text:p>
          </table:table-cell>
          <table:table-cell office:value-type="float" office:value="8.322" calcext:value-type="float">
            <text:p>8.322</text:p>
          </table:table-cell>
          <table:table-cell office:value-type="float" office:value="0.785733585517428" calcext:value-type="float">
            <text:p>0.7857335855</text:p>
          </table:table-cell>
          <table:table-cell table:number-columns-repeated="2"/>
        </table:table-row>
        <table:table-row table:style-name="ro1">
          <table:table-cell office:value-type="float" office:value="8.504" calcext:value-type="float">
            <text:p>8.504</text:p>
          </table:table-cell>
          <table:table-cell office:value-type="float" office:value="8.56443556443556" calcext:value-type="float">
            <text:p>8.5644355644</text:p>
          </table:table-cell>
          <table:table-cell office:value-type="float" office:value="8.53" calcext:value-type="float">
            <text:p>8.53</text:p>
          </table:table-cell>
          <table:table-cell office:value-type="float" office:value="0.501988071570577" calcext:value-type="float">
            <text:p>0.5019880716</text:p>
          </table:table-cell>
          <table:table-cell table:number-columns-repeated="2"/>
        </table:table-row>
        <table:table-row table:style-name="ro1">
          <table:table-cell office:value-type="float" office:value="8.51948051948052" calcext:value-type="float">
            <text:p>8.5194805195</text:p>
          </table:table-cell>
          <table:table-cell office:value-type="float" office:value="1.95242093478869" calcext:value-type="float">
            <text:p>1.9524209348</text:p>
          </table:table-cell>
          <table:table-cell office:value-type="float" office:value="0.485427461139896" calcext:value-type="float">
            <text:p>0.4854274611</text:p>
          </table:table-cell>
          <table:table-cell table:number-columns-repeated="3"/>
        </table:table-row>
        <table:table-row table:style-name="ro1">
          <table:table-cell office:value-type="float" office:value="5.80614657210402" calcext:value-type="float">
            <text:p>5.8061465721</text:p>
          </table:table-cell>
          <table:table-cell office:value-type="float" office:value="4.704" calcext:value-type="float">
            <text:p>4.704</text:p>
          </table:table-cell>
          <table:table-cell office:value-type="float" office:value="4.625" calcext:value-type="float">
            <text:p>4.625</text:p>
          </table:table-cell>
          <table:table-cell table:number-columns-repeated="3"/>
        </table:table-row>
        <table:table-row table:style-name="ro1">
          <table:table-cell office:value-type="float" office:value="8.342" calcext:value-type="float">
            <text:p>8.342</text:p>
          </table:table-cell>
          <table:table-cell table:number-columns-repeated="5"/>
        </table:table-row>
        <table:table-row table:style-name="ro1">
          <table:table-cell office:value-type="float" office:value="7.831" calcext:value-type="float">
            <text:p>7.831</text:p>
          </table:table-cell>
          <table:table-cell table:number-columns-repeated="5"/>
        </table:table-row>
        <table:table-row table:style-name="ro1">
          <table:table-cell office:value-type="float" office:value="0.657707754093296" calcext:value-type="float">
            <text:p>0.6577077541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ya Kobayashi</meta:initial-creator>
    <meta:creation-date>2015-07-16T18:34:26.280221208</meta:creation-date>
    <dc:date>2015-07-16T18:52:17.720124320</dc:date>
    <dc:creator>Toshiya Kobayashi</dc:creator>
    <meta:editing-duration>PT16M7S</meta:editing-duration>
    <meta:editing-cycles>4</meta:editing-cycles>
    <meta:generator>LibreOffice/4.2.8.2$Linux_X86_64 LibreOffice_project/420$Build-2</meta:generator>
    <meta:document-statistic meta:table-count="2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401cm" svg:height="14.425cm" xlink:href=".." xlink:type="simple" chart:class="chart:line" chart:style-name="ch1">
        <chart:legend chart:legend-position="end" svg:x="20.924cm" svg:y="5.668cm" style:legend-expansion="high" chart:style-name="ch2"/>
        <chart:plot-area chart:style-name="ch3" table:cell-range-address="Sheet1.A1:Sheet1.F33" chart:data-source-has-labels="row" svg:x="1.559cm" svg:y="0.288cm" svg:width="18.817cm" svg:height="12.868cm">
          <chartooo:coordinate-region svg:x="2.18cm" svg:y="0.488cm" svg:width="18.009cm" svg:height="12.021cm"/>
          <chart:axis chart:dimension="x" chart:name="primary-x" chart:style-name="ch4">
            <chart:title svg:x="10.645cm" svg:y="13.444cm" chart:style-name="ch5">
              <text:p>sec</text:p>
            </chart:title>
          </chart:axis>
          <chart:axis chart:dimension="y" chart:name="primary-y" chart:style-name="ch4">
            <chart:title svg:x="0.451cm" svg:y="7.56cm" chart:style-name="ch6">
              <text:p>throughput</text:p>
            </chart:title>
            <chart:grid chart:style-name="ch7" chart:class="major"/>
          </chart:axis>
          <chart:series chart:style-name="ch8" chart:values-cell-range-address="Sheet1.A2:Sheet1.A33" chart:label-cell-address="Sheet1.A1:Sheet1.A1" chart:class="chart:line">
            <chart:data-point chart:repeated="32"/>
          </chart:series>
          <chart:series chart:style-name="ch9" chart:values-cell-range-address="Sheet1.B2:Sheet1.B33" chart:label-cell-address="Sheet1.B1:Sheet1.B1" chart:class="chart:line">
            <chart:data-point chart:repeated="32"/>
          </chart:series>
          <chart:series chart:style-name="ch10" chart:values-cell-range-address="Sheet1.C2:Sheet1.C33" chart:label-cell-address="Sheet1.C1:Sheet1.C1" chart:class="chart:line">
            <chart:data-point chart:repeated="32"/>
          </chart:series>
          <chart:series chart:style-name="ch11" chart:values-cell-range-address="Sheet1.D2:Sheet1.D33" chart:label-cell-address="Sheet1.D1:Sheet1.D1" chart:class="chart:line">
            <chart:data-point chart:repeated="32"/>
          </chart:series>
          <chart:series chart:style-name="ch12" chart:values-cell-range-address="Sheet1.E2:Sheet1.E33" chart:label-cell-address="Sheet1.E1:Sheet1.E1" chart:class="chart:line">
            <chart:data-point chart:repeated="32"/>
          </chart:series>
          <chart:series chart:style-name="ch13" chart:values-cell-range-address="Sheet1.F2:Sheet1.F33" chart:label-cell-address="Sheet1.F1:Sheet1.F1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PlainTest</text:p>
                <draw:g>
                  <svg:desc>Sheet1.A1:Sheet1.A1</svg:desc>
                </draw:g>
              </table:table-cell>
              <table:table-cell office:value-type="string">
                <text:p>JoinAlphaOptimizeNoJVMJitTest</text:p>
                <draw:g>
                  <svg:desc>Sheet1.B1:Sheet1.B1</svg:desc>
                </draw:g>
              </table:table-cell>
              <table:table-cell office:value-type="string">
                <text:p>JoinAlphaOptimizeTest</text:p>
                <draw:g>
                  <svg:desc>Sheet1.C1:Sheet1.C1</svg:desc>
                </draw:g>
              </table:table-cell>
              <table:table-cell office:value-type="string">
                <text:p>JoinFullWarmUp20Test</text:p>
                <draw:g>
                  <svg:desc>Sheet1.D1:Sheet1.D1</svg:desc>
                </draw:g>
              </table:table-cell>
              <table:table-cell office:value-type="string">
                <text:p>JoinFullWarmUp100Test</text:p>
                <draw:g>
                  <svg:desc>Sheet1.E1:Sheet1.E1</svg:desc>
                </draw:g>
              </table:table-cell>
              <table:table-cell office:value-type="string">
                <text:p>JoinAlphaAndFullWarmUp100Te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">
                <text:p>0.138</text:p>
                <draw:g>
                  <svg:desc>Sheet1.A2:Sheet1.A33</svg:desc>
                </draw:g>
              </table:table-cell>
              <table:table-cell office:value-type="float" office:value="1.01798201798202">
                <text:p>1.01798201798202</text:p>
                <draw:g>
                  <svg:desc>Sheet1.B2:Sheet1.B33</svg:desc>
                </draw:g>
              </table:table-cell>
              <table:table-cell office:value-type="float" office:value="1.143">
                <text:p>1.143</text:p>
                <draw:g>
                  <svg:desc>Sheet1.C2:Sheet1.C33</svg:desc>
                </draw:g>
              </table:table-cell>
              <table:table-cell office:value-type="float" office:value="2.792">
                <text:p>2.792</text:p>
                <draw:g>
                  <svg:desc>Sheet1.D2:Sheet1.D33</svg:desc>
                </draw:g>
              </table:table-cell>
              <table:table-cell office:value-type="float" office:value="4.5406976744186">
                <text:p>4.5406976744186</text:p>
                <draw:g>
                  <svg:desc>Sheet1.E2:Sheet1.E33</svg:desc>
                </draw:g>
              </table:table-cell>
              <table:table-cell office:value-type="float" office:value="4.67767158992181">
                <text:p>4.67767158992181</text:p>
                <draw:g>
                  <svg:desc>Sheet1.F2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144566301097">
                <text:p>0.285144566301097</text:p>
              </table:table-cell>
              <table:table-cell office:value-type="float" office:value="2.79203980099502">
                <text:p>2.79203980099502</text:p>
              </table:table-cell>
              <table:table-cell office:value-type="float" office:value="3.36372093023256">
                <text:p>3.36372093023256</text:p>
              </table:table-cell>
              <table:table-cell office:value-type="float" office:value="3.30914512922465">
                <text:p>3.30914512922465</text:p>
              </table:table-cell>
              <table:table-cell office:value-type="float" office:value="5.73346303501946">
                <text:p>5.73346303501946</text:p>
              </table:table-cell>
              <table:table-cell office:value-type="float" office:value="6.954">
                <text:p>6.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6">
                <text:p>0.876</text:p>
              </table:table-cell>
              <table:table-cell office:value-type="float" office:value="3.338">
                <text:p>3.338</text:p>
              </table:table-cell>
              <table:table-cell office:value-type="float" office:value="3.329">
                <text:p>3.329</text:p>
              </table:table-cell>
              <table:table-cell office:value-type="float" office:value="4.45580589254766">
                <text:p>4.45580589254766</text:p>
              </table:table-cell>
              <table:table-cell office:value-type="float" office:value="9.682">
                <text:p>9.682</text:p>
              </table:table-cell>
              <table:table-cell office:value-type="float" office:value="8.912">
                <text:p>8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7">
                <text:p>2.577</text:p>
              </table:table-cell>
              <table:table-cell office:value-type="float" office:value="2.51148851148851">
                <text:p>2.51148851148851</text:p>
              </table:table-cell>
              <table:table-cell office:value-type="float" office:value="5.142">
                <text:p>5.142</text:p>
              </table:table-cell>
              <table:table-cell office:value-type="float" office:value="7.364">
                <text:p>7.364</text:p>
              </table:table-cell>
              <table:table-cell office:value-type="float" office:value="6.97058823529412">
                <text:p>6.97058823529412</text:p>
              </table:table-cell>
              <table:table-cell office:value-type="float" office:value="5.40659340659341">
                <text:p>5.4065934065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539473684211">
                <text:p>2.34539473684211</text:p>
              </table:table-cell>
              <table:table-cell office:value-type="float" office:value="2.29979466119096">
                <text:p>2.29979466119096</text:p>
              </table:table-cell>
              <table:table-cell office:value-type="float" office:value="6.66833166833167">
                <text:p>6.66833166833167</text:p>
              </table:table-cell>
              <table:table-cell office:value-type="float" office:value="8.3016983016983">
                <text:p>8.3016983016983</text:p>
              </table:table-cell>
              <table:table-cell office:value-type="float" office:value="10.518">
                <text:p>10.518</text:p>
              </table:table-cell>
              <table:table-cell office:value-type="float" office:value="6.47005307050796">
                <text:p>6.47005307050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210922787194">
                <text:p>3.98210922787194</text:p>
              </table:table-cell>
              <table:table-cell office:value-type="float" office:value="4.7758346581876">
                <text:p>4.7758346581876</text:p>
              </table:table-cell>
              <table:table-cell office:value-type="float" office:value="7.919">
                <text:p>7.919</text:p>
              </table:table-cell>
              <table:table-cell office:value-type="float" office:value="6.50740452065472">
                <text:p>6.50740452065472</text:p>
              </table:table-cell>
              <table:table-cell office:value-type="float" office:value="6.6520979020979">
                <text:p>6.6520979020979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91">
                <text:p>3.991</text:p>
              </table:table-cell>
              <table:table-cell office:value-type="float" office:value="5.89776046738072">
                <text:p>5.89776046738072</text:p>
              </table:table-cell>
              <table:table-cell office:value-type="float" office:value="8.919">
                <text:p>8.919</text:p>
              </table:table-cell>
              <table:table-cell office:value-type="float" office:value="9.596">
                <text:p>9.596</text:p>
              </table:table-cell>
              <table:table-cell office:value-type="float" office:value="10.725">
                <text:p>10.725</text:p>
              </table:table-cell>
              <table:table-cell office:value-type="float" office:value="6.36468330134357">
                <text:p>6.36468330134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22">
                <text:p>3.222</text:p>
              </table:table-cell>
              <table:table-cell office:value-type="float" office:value="6.309">
                <text:p>6.309</text:p>
              </table:table-cell>
              <table:table-cell office:value-type="float" office:value="5.61179577464789">
                <text:p>5.61179577464789</text:p>
              </table:table-cell>
              <table:table-cell office:value-type="float" office:value="6.88755020080321">
                <text:p>6.88755020080321</text:p>
              </table:table-cell>
              <table:table-cell office:value-type="float" office:value="6.64342453662842">
                <text:p>6.64342453662842</text:p>
              </table:table-cell>
              <table:table-cell office:value-type="float" office:value="11.2957042957043">
                <text:p>11.2957042957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1493710691824">
                <text:p>4.51493710691824</text:p>
              </table:table-cell>
              <table:table-cell office:value-type="float" office:value="7.87612387612388">
                <text:p>7.87612387612388</text:p>
              </table:table-cell>
              <table:table-cell office:value-type="float" office:value="8.22477522477523">
                <text:p>8.22477522477523</text:p>
              </table:table-cell>
              <table:table-cell office:value-type="float" office:value="9.89310689310689">
                <text:p>9.89310689310689</text:p>
              </table:table-cell>
              <table:table-cell office:value-type="float" office:value="11.036963036963">
                <text:p>11.036963036963</text:p>
              </table:table-cell>
              <table:table-cell office:value-type="float" office:value="6.55661274976213">
                <text:p>6.55661274976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28">
                <text:p>4.8528</text:p>
              </table:table-cell>
              <table:table-cell office:value-type="float" office:value="8.992">
                <text:p>8.992</text:p>
              </table:table-cell>
              <table:table-cell office:value-type="float" office:value="8.949">
                <text:p>8.949</text:p>
              </table:table-cell>
              <table:table-cell office:value-type="float" office:value="6.91409507923269">
                <text:p>6.91409507923269</text:p>
              </table:table-cell>
              <table:table-cell office:value-type="float" office:value="5.72923322683706">
                <text:p>5.72923322683706</text:p>
              </table:table-cell>
              <table:table-cell office:value-type="float" office:value="11.418">
                <text:p>11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87">
                <text:p>7.387</text:p>
              </table:table-cell>
              <table:table-cell office:value-type="float" office:value="5.97569153394803">
                <text:p>5.97569153394803</text:p>
              </table:table-cell>
              <table:table-cell office:value-type="float" office:value="6.04131534569983">
                <text:p>6.04131534569983</text:p>
              </table:table-cell>
              <table:table-cell office:value-type="float" office:value="10.018981018981">
                <text:p>10.018981018981</text:p>
              </table:table-cell>
              <table:table-cell office:value-type="float" office:value="5.86653771760155">
                <text:p>5.86653771760155</text:p>
              </table:table-cell>
              <table:table-cell office:value-type="float" office:value="6.51578947368421">
                <text:p>6.51578947368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76">
                <text:p>8.176</text:p>
              </table:table-cell>
              <table:table-cell office:value-type="float" office:value="9.432">
                <text:p>9.432</text:p>
              </table:table-cell>
              <table:table-cell office:value-type="float" office:value="9.343">
                <text:p>9.343</text:p>
              </table:table-cell>
              <table:table-cell office:value-type="float" office:value="6.89707112970711">
                <text:p>6.89707112970711</text:p>
              </table:table-cell>
              <table:table-cell office:value-type="float" office:value="11.582">
                <text:p>11.582</text:p>
              </table:table-cell>
              <table:table-cell office:value-type="float" office:value="11.5624375624376">
                <text:p>11.5624375624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23">
                <text:p>8.423</text:p>
              </table:table-cell>
              <table:table-cell office:value-type="float" office:value="6.78703703703704">
                <text:p>6.78703703703704</text:p>
              </table:table-cell>
              <table:table-cell office:value-type="float" office:value="6.7974006116208">
                <text:p>6.7974006116208</text:p>
              </table:table-cell>
              <table:table-cell office:value-type="float" office:value="10.222">
                <text:p>10.222</text:p>
              </table:table-cell>
              <table:table-cell office:value-type="float" office:value="6.23156899810964">
                <text:p>6.23156899810964</text:p>
              </table:table-cell>
              <table:table-cell office:value-type="float" office:value="6.4133591481123">
                <text:p>6.4133591481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702867072111">
                <text:p>5.41702867072111</text:p>
              </table:table-cell>
              <table:table-cell office:value-type="float" office:value="9.727">
                <text:p>9.727</text:p>
              </table:table-cell>
              <table:table-cell office:value-type="float" office:value="8.749">
                <text:p>8.749</text:p>
              </table:table-cell>
              <table:table-cell office:value-type="float" office:value="6.75739644970414">
                <text:p>6.75739644970414</text:p>
              </table:table-cell>
              <table:table-cell office:value-type="float" office:value="10.974">
                <text:p>10.974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53">
                <text:p>8.753</text:p>
              </table:table-cell>
              <table:table-cell office:value-type="float" office:value="6.79807692307692">
                <text:p>6.79807692307692</text:p>
              </table:table-cell>
              <table:table-cell office:value-type="float" office:value="9.32">
                <text:p>9.32</text:p>
              </table:table-cell>
              <table:table-cell office:value-type="float" office:value="10.412">
                <text:p>10.412</text:p>
              </table:table-cell>
              <table:table-cell office:value-type="float" office:value="6.60762942779292">
                <text:p>6.60762942779292</text:p>
              </table:table-cell>
              <table:table-cell office:value-type="float" office:value="6.31656804733728">
                <text:p>6.31656804733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39">
                <text:p>8.639</text:p>
              </table:table-cell>
              <table:table-cell office:value-type="float" office:value="9.64">
                <text:p>9.64</text:p>
              </table:table-cell>
              <table:table-cell office:value-type="float" office:value="5.60869565217391">
                <text:p>5.60869565217391</text:p>
              </table:table-cell>
              <table:table-cell office:value-type="float" office:value="6.74806534823732">
                <text:p>6.74806534823732</text:p>
              </table:table-cell>
              <table:table-cell office:value-type="float" office:value="11.464">
                <text:p>11.464</text:p>
              </table:table-cell>
              <table:table-cell office:value-type="float" office:value="10.5334665334665">
                <text:p>10.5334665334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5328719723183">
                <text:p>5.95328719723183</text:p>
              </table:table-cell>
              <table:table-cell office:value-type="float" office:value="6.89351481184948">
                <text:p>6.89351481184948</text:p>
              </table:table-cell>
              <table:table-cell office:value-type="float" office:value="9.53">
                <text:p>9.53</text:p>
              </table:table-cell>
              <table:table-cell office:value-type="float" office:value="9.71828171828172">
                <text:p>9.71828171828172</text:p>
              </table:table-cell>
              <table:table-cell office:value-type="float" office:value="5.9012987012987">
                <text:p>5.9012987012987</text:p>
              </table:table-cell>
              <table:table-cell office:value-type="float" office:value="6.71229293809939">
                <text:p>6.7122929380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59">
                <text:p>9.059</text:p>
              </table:table-cell>
              <table:table-cell office:value-type="float" office:value="9.775">
                <text:p>9.775</text:p>
              </table:table-cell>
              <table:table-cell office:value-type="float" office:value="6.88906497622821">
                <text:p>6.88906497622821</text:p>
              </table:table-cell>
              <table:table-cell office:value-type="float" office:value="6.63367108339829">
                <text:p>6.63367108339829</text:p>
              </table:table-cell>
              <table:table-cell office:value-type="float" office:value="10.168">
                <text:p>10.168</text:p>
              </table:table-cell>
              <table:table-cell office:value-type="float" office:value="10.641">
                <text:p>10.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96">
                <text:p>9.096</text:p>
              </table:table-cell>
              <table:table-cell office:value-type="float" office:value="6.8931484502447">
                <text:p>6.8931484502447</text:p>
              </table:table-cell>
              <table:table-cell office:value-type="float" office:value="8.853">
                <text:p>8.853</text:p>
              </table:table-cell>
              <table:table-cell office:value-type="float" office:value="9.812">
                <text:p>9.812</text:p>
              </table:table-cell>
              <table:table-cell office:value-type="float" office:value="6.75062137531069">
                <text:p>6.75062137531069</text:p>
              </table:table-cell>
              <table:table-cell office:value-type="float" office:value="6.69630281690141">
                <text:p>6.69630281690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1650312221231">
                <text:p>5.51650312221231</text:p>
              </table:table-cell>
              <table:table-cell office:value-type="float" office:value="9.721">
                <text:p>9.721</text:p>
              </table:table-cell>
              <table:table-cell office:value-type="float" office:value="8.65334665334665">
                <text:p>8.65334665334665</text:p>
              </table:table-cell>
              <table:table-cell office:value-type="float" office:value="6.58896658896659">
                <text:p>6.58896658896659</text:p>
              </table:table-cell>
              <table:table-cell office:value-type="float" office:value="10.257">
                <text:p>10.257</text:p>
              </table:table-cell>
              <table:table-cell office:value-type="float" office:value="10.675">
                <text:p>10.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25">
                <text:p>9.125</text:p>
              </table:table-cell>
              <table:table-cell office:value-type="float" office:value="6.87196110210697">
                <text:p>6.87196110210697</text:p>
              </table:table-cell>
              <table:table-cell office:value-type="float" office:value="5.61224489795918">
                <text:p>5.61224489795918</text:p>
              </table:table-cell>
              <table:table-cell office:value-type="float" office:value="9.63">
                <text:p>9.63</text:p>
              </table:table-cell>
              <table:table-cell office:value-type="float" office:value="6.65778517901749">
                <text:p>6.65778517901749</text:p>
              </table:table-cell>
              <table:table-cell office:value-type="float" office:value="6.60362694300518">
                <text:p>6.60362694300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414080242241">
                <text:p>6.93414080242241</text:p>
              </table:table-cell>
              <table:table-cell office:value-type="float" office:value="8.687">
                <text:p>8.687</text:p>
              </table:table-cell>
              <table:table-cell office:value-type="float" office:value="8.67232767232767">
                <text:p>8.67232767232767</text:p>
              </table:table-cell>
              <table:table-cell office:value-type="float" office:value="6.77498033044847">
                <text:p>6.77498033044847</text:p>
              </table:table-cell>
              <table:table-cell office:value-type="float" office:value="10.073">
                <text:p>10.073</text:p>
              </table:table-cell>
              <table:table-cell office:value-type="float" office:value="10.3316683316683">
                <text:p>10.3316683316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1538461538462">
                <text:p>8.61538461538462</text:p>
              </table:table-cell>
              <table:table-cell office:value-type="float" office:value="9.062">
                <text:p>9.062</text:p>
              </table:table-cell>
              <table:table-cell office:value-type="float" office:value="8.69">
                <text:p>8.69</text:p>
              </table:table-cell>
              <table:table-cell office:value-type="float" office:value="9.379">
                <text:p>9.379</text:p>
              </table:table-cell>
              <table:table-cell office:value-type="float" office:value="2.09645317683082">
                <text:p>2.09645317683082</text:p>
              </table:table-cell>
              <table:table-cell office:value-type="float" office:value="2.02678571428571">
                <text:p>2.02678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83">
                <text:p>8.383</text:p>
              </table:table-cell>
              <table:table-cell office:value-type="float" office:value="5.64170212765958">
                <text:p>5.64170212765958</text:p>
              </table:table-cell>
              <table:table-cell office:value-type="float" office:value="5.73198380566802">
                <text:p>5.73198380566802</text:p>
              </table:table-cell>
              <table:table-cell office:value-type="float" office:value="6.039">
                <text:p>6.039</text:p>
              </table:table-cell>
              <table:table-cell office:value-type="float" office:value="1.214">
                <text:p>1.214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197628458498">
                <text:p>5.8197628458498</text:p>
              </table:table-cell>
              <table:table-cell office:value-type="float" office:value="8.837">
                <text:p>8.837</text:p>
              </table:table-cell>
              <table:table-cell office:value-type="float" office:value="8.322">
                <text:p>8.322</text:p>
              </table:table-cell>
              <table:table-cell office:value-type="float" office:value="0.785733585517428">
                <text:p>0.78573358551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04">
                <text:p>8.504</text:p>
              </table:table-cell>
              <table:table-cell office:value-type="float" office:value="8.56443556443556">
                <text:p>8.56443556443556</text:p>
              </table:table-cell>
              <table:table-cell office:value-type="float" office:value="8.53">
                <text:p>8.53</text:p>
              </table:table-cell>
              <table:table-cell office:value-type="float" office:value="0.501988071570577">
                <text:p>0.50198807157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1948051948052">
                <text:p>8.51948051948052</text:p>
              </table:table-cell>
              <table:table-cell office:value-type="float" office:value="1.95242093478869">
                <text:p>1.95242093478869</text:p>
              </table:table-cell>
              <table:table-cell office:value-type="float" office:value="0.485427461139896">
                <text:p>0.4854274611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0614657210402">
                <text:p>5.80614657210402</text:p>
              </table:table-cell>
              <table:table-cell office:value-type="float" office:value="4.704">
                <text:p>4.704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42">
                <text:p>8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31">
                <text:p>7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7707754093296">
                <text:p>0.65770775409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3">
                <text:p>5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